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font-size-complex="12pt" style:font-weight-complex="bold"/>
    </style:style>
    <style:style style:name="P2" style:family="paragraph" style:parent-style-name="Standard">
      <style:text-properties style:font-size-complex="12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cm" fo:margin-bottom="0cm" fo:background-color="#cccccc" style:shadow="none">
        <style:background-image/>
      </style:paragraph-properties>
    </style:style>
    <style:style style:name="P6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 style:writing-mode="rl-tb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List_20_Contents">
      <style:paragraph-properties fo:margin-left="0cm" fo:margin-right="0cm" fo:margin-top="0cm" fo:margin-bottom="0.499cm" fo:text-align="end" style:justify-single-word="false" fo:text-indent="0cm" style:auto-text-indent="false" fo:background-color="#cccccc" style:shadow="none" style:writing-mode="rl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List_20_Contents">
      <style:paragraph-properties fo:margin-left="0cm" fo:margin-right="0cm" fo:text-align="center" style:justify-single-word="false" fo:text-indent="0cm" style:auto-text-indent="false" style:writing-mode="rl-tb"/>
      <style:text-properties fo:font-size="14pt" style:font-size-asian="14pt" style:font-size-complex="14pt"/>
    </style:style>
    <style:style style:name="P9" style:family="paragraph" style:parent-style-name="Text_20_body">
      <style:paragraph-properties fo:background-color="#cccccc" style:shadow="none">
        <style:background-image/>
      </style:paragraph-properties>
    </style:style>
    <style:style style:name="P10" style:family="paragraph" style:parent-style-name="Heading_20_1">
      <style:paragraph-properties fo:background-color="#cccccc" style:shadow="none">
        <style:background-image/>
      </style:paragraph-properties>
      <style:text-properties style:font-size-complex="12pt" style:font-weight-complex="bold"/>
    </style:style>
    <style:style style:name="P11" style:family="paragraph" style:parent-style-name="Text_20_body">
      <style:paragraph-properties fo:background-color="#cccccc" fo:padding="0.074cm" fo:border-left="none" fo:border-right="none" fo:border-top="none" fo:border-bottom="0.002cm solid #000000" style:shadow="none" style:join-border="false">
        <style:background-image/>
      </style:paragraph-properties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column"/>
    </style:style>
    <style:style style:name="P13" style:family="paragraph" style:parent-style-name="Text_20_body">
      <style:paragraph-properties fo:margin-top="0cm" fo:margin-bottom="0cm" fo:background-color="#cccccc" style:shadow="none">
        <style:background-image/>
      </style:paragraph-properties>
      <style:text-properties style:font-name="times new roman" fo:font-size="12pt"/>
    </style:style>
    <style:style style:name="P14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2">
      <style:text-properties fo:font-size="10pt" style:font-size-asian="10pt" style:font-size-complex="10pt"/>
    </style:style>
    <style:style style:name="P16" style:family="paragraph" style:parent-style-name="Text_20_body" style:list-style-name="L1">
      <style:paragraph-properties fo:margin-left="0cm" fo:margin-right="0cm" fo:text-align="end" style:justify-single-word="false" fo:text-indent="0cm" style:auto-text-indent="false" fo:background-color="#cccccc" style:shadow="none" style:writing-mode="rl-tb">
        <style:background-image/>
      </style:paragraph-properties>
    </style:style>
    <style:style style:name="P17" style:family="paragraph" style:parent-style-name="Text_20_body" style:list-style-name="L1">
      <style:paragraph-properties fo:margin-left="0cm" fo:margin-right="0cm" fo:text-align="end" style:justify-single-word="false" fo:text-indent="0cm" style:auto-text-indent="false" fo:background-color="#cccccc" fo:padding="0.074cm" fo:border-left="none" fo:border-right="none" fo:border-top="none" fo:border-bottom="0.002cm solid #000000" style:shadow="none" style:writing-mode="rl-tb" style:join-border="false">
        <style:background-image/>
      </style:paragraph-properties>
    </style:style>
    <style:style style:name="P18" style:family="paragraph" style:parent-style-name="Text_20_body">
      <style:paragraph-properties fo:background-color="#cccccc" style:shadow="none">
        <style:background-image/>
      </style:paragraph-properties>
    </style:style>
    <style:style style:name="P19" style:family="paragraph" style:parent-style-name="Text_20_body">
      <style:paragraph-properties fo:background-color="#cccccc" style:shadow="none">
        <style:background-image/>
      </style:paragraph-properties>
      <style:text-properties fo:font-size="10pt" fo:font-style="italic" style:font-style-asian="italic" style:font-size-complex="10pt" style:font-style-complex="italic"/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break-before="column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List_20_Contents">
      <style:paragraph-properties fo:margin-left="0cm" fo:margin-right="0cm" fo:margin-top="0cm" fo:margin-bottom="0.499cm" fo:text-align="center" style:justify-single-word="false" fo:text-indent="0cm" style:auto-text-indent="false" style:writing-mode="rl-tb"/>
      <style:text-properties fo:font-size="14pt" style:font-size-asian="14pt" style:font-size-complex="14pt"/>
    </style:style>
    <style:style style:name="P24" style:family="paragraph" style:parent-style-name="Heading_20_2">
      <style:paragraph-properties fo:break-before="page"/>
    </style:style>
    <style:style style:name="T1" style:family="text">
      <style:text-properties style:font-name-complex="times new roman" style:font-size-complex="12pt"/>
    </style:style>
    <style:style style:name="T2" style:family="text">
      <style:text-properties fo:font-size="10pt"/>
    </style:style>
    <style:style style:name="T3" style:family="text">
      <style:text-properties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ff" style:font-name-complex="times new roman" style:font-size-complex="12pt"/>
    </style:style>
    <style:style style:name="T7" style:family="text">
      <style:text-properties fo:color="#000000" style:font-name="times new roman" fo:font-size="12pt"/>
    </style:style>
    <style:style style:name="T8" style:family="text">
      <style:text-properties fo:color="#339966" style:font-name-complex="times new roman" style:font-size-complex="12pt"/>
    </style:style>
    <style:style style:name="T9" style:family="text">
      <style:text-properties fo:color="#00ff00" style:font-name="times new roman" fo:font-size="12pt"/>
    </style:style>
    <style:style style:name="T10" style:family="text">
      <style:text-properties fo:color="#00ff00" style:font-name-complex="times new roman" style:font-size-complex="12pt"/>
    </style:style>
    <style:style style:name="T11" style:family="text">
      <style:text-properties fo:color="#cc99ff" style:font-name-complex="times new roman" style:font-size-complex="12pt"/>
    </style:style>
    <style:style style:name="T12" style:family="text">
      <style:text-properties fo:color="#993366" style:font-name-complex="times new roman" style:font-size-complex="12pt"/>
    </style:style>
    <style:style style:name="T13" style:family="text">
      <style:text-properties fo:color="#993366" style:font-name="times new roman" fo:font-size="12pt"/>
    </style:style>
    <style:style style:name="T14" style:family="text">
      <style:text-properties fo:color="#ff0000" style:font-name="times new roman" fo:font-size="12pt"/>
    </style:style>
    <style:style style:name="T15" style:family="text">
      <style:text-properties fo:color="#ff0000" style:font-name-complex="times new roman" style:font-size-complex="12pt"/>
    </style:style>
    <style:style style:name="T16" style:family="text">
      <style:text-properties fo:color="#ffcc00" style:font-name="times new roman" fo:font-size="12pt"/>
    </style:style>
    <style:style style:name="T17" style:family="text">
      <style:text-properties fo:color="#ffcc00" style:font-name-complex="times new roman" style:font-size-complex="12pt"/>
    </style:style>
    <style:style style:name="T18" style:family="text">
      <style:text-properties fo:color="#808080" style:font-name="times new roman" fo:font-size="12pt"/>
    </style:style>
    <style:style style:name="T19" style:family="text">
      <style:text-properties fo:color="#808080" style:font-name-complex="times new roman" style:font-size-complex="12pt"/>
    </style:style>
    <style:style style:name="T20" style:family="text">
      <style:text-properties style:font-name="times new roman" fo:font-size="12pt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מדוע נוהגים, לעילוי נשמתו של אדם שנפטר, לקרוא פסוקים מתוך פרק קיט בספר תהלים?</text:p>
      <text:p text:style-name="P9"/>
      <text:p text:style-name="P9">פרק קיט עוסק כולו בתורה.</text:p>
      <text:p text:style-name="P5">יש בו 22 בתים - כל בית כולל 8 פסוקים שמתחילים באות אחת מאותיות הא"ב - לפי הסדר. <text:s/>כמעט בכל פסוק מופיע אחד מכינויי התורה - <text:span text:style-name="T6">תּוֹרָתֶךָ</text:span> <text:span text:style-name="T7">,  </text:span><text:span text:style-name="T20"> </text:span><text:span text:style-name="T8">עֵדותֶיךָ</text:span><text:span text:style-name="T1"> </text:span><text:span text:style-name="T7">,</text:span><text:span text:style-name="T20"> </text:span><text:span text:style-name="T10">פִקֻּדֶיךָ</text:span><text:span text:style-name="T9">,</text:span><text:span text:style-name="T20"> </text:span><text:span text:style-name="T11">דְרָכֶךָ</text:span><text:span text:style-name="T1"> </text:span><text:span text:style-name="T7">/</text:span><text:span text:style-name="T20"> </text:span><text:span text:style-name="T12">אֹרְחֹתֶיךָ</text:span><text:span text:style-name="T1"> </text:span><text:span text:style-name="T7">,</text:span><text:span text:style-name="T20"> </text:span><text:span text:style-name="T15">חֻקֶּיךָ</text:span><text:span text:style-name="T14">,</text:span><text:span text:style-name="T20"> </text:span><text:span text:style-name="T17">מִצְוֹתֶיךָ</text:span><text:span text:style-name="T16">,</text:span><text:span text:style-name="T20"> </text:span><text:span text:style-name="T19">מִשְׁפָּטֶיךָ</text:span><text:span text:style-name="T18">,</text:span><text:span text:style-name="T20"> </text:span><text:span text:style-name="T11">דְבָרֶךָ</text:span><text:span text:style-name="T1"> </text:span><text:span text:style-name="T7">/</text:span><text:span text:style-name="T20"> </text:span><text:span text:style-name="T12">אִמְרָתֶךָ</text:span><text:span text:style-name="T13">.</text:span><text:span text:style-name="T20"> </text:span></text:p>
      <text:p text:style-name="P13"/>
      <text:p text:style-name="P9">לכל בית יש נושא אחד או שניים מרכזיים, שמיוצגים ע"י מילה אחת או שתיים שמתחילה באות של הבית, למשל בבית ד (המילה "דרך" חוזרת 5 פעמים) ובבית ט (המילה "טוב" חוזרת 6 פעמים).</text:p>
      <text:p text:style-name="P9">הפרק מספר את סיפורו של נער שמתקרב לתורה, וכל בית מתאר שלב אחד בתהליך ההתקרבות - על הקשיים וההצלחות שיש בו:</text:p>
      <text:list xml:id="list1970977020" text:style-name="L1">
        <text:list-item>
          <text:p text:style-name="P16"><text:span text:style-name="T4">א = אל האושר</text:span>: הנער מתבונן באנשים ההולכים בדרך התורה, רואה עד כמה הם מאושרים, מביע את רצונו ללכת בדרכם, ומתפלל לה' שיעזור לו. </text:p>
        </text:list-item>
        <text:list-item>
          <text:p text:style-name="P16"><text:span text:style-name="T4">ב = באלו אמצעים?</text:span>: הנער בוחן את האמצעים שיש ברשותו כדי להתקרב לתורה, שהם ליבו ושפתיו.</text:p>
        </text:list-item>
        <text:list-item>
          <text:p text:style-name="P16"><text:span text:style-name="T4">ג = גלגל הצלה</text:span>: הנער נתקל לראשונה במכשולים פנימיים וחיצוניים בדרכו להתקרב לתורה, והוא מבקש מה' שיגלגל הלאה, יסיר מדרכו את המכשולים.</text:p>
        </text:list-item>
        <text:list-item>
          <text:p text:style-name="P16"><text:span text:style-name="T4">ד = דרכים</text:span>: הנער מגלה לראשונה שבעולם התורה ישנן דרכים רבות, ומתלבט באיזו דרך לבחור.</text:p>
        </text:list-item>
        <text:list-item>
          <text:p text:style-name="P16"><text:span text:style-name="T4">ה = הפעל אותי</text:span>: הנער מרגיש חלש ומותש, ומבקש מה' שיעשה עבורו את העבודה.</text:p>
        </text:list-item>
        <text:list-item>
          <text:p text:style-name="P16"><text:span text:style-name="T4">ו = ...ואז אמשיך לבד</text:span>: הנער מבטיח, שאחרי שה' יעזור לו, הוא ימשיך בכוחות עצמו.</text:p>
        </text:list-item>
        <text:list-item>
          <text:p text:style-name="P16"><text:span text:style-name="T4">ז = זיכרון</text:span>: כשיש קשיים, הזיכרונות הטובים עוזרים לנער להתגבר ולהמשיך הלאה.</text:p>
        </text:list-item>
        <text:list-item>
          <text:p text:style-name="P16"><text:span text:style-name="T4">ח = חלק מתוך השלם</text:span>: הנער מבין שאינו יכול להיות מחובר לכל העולם ולכל האנושות, והוא חייב להתמקד בחלק מסויים על-מנת להתקדם.</text:p>
        </text:list-item>
        <text:list-item>
          <text:p text:style-name="P16"><text:span text:style-name="T4">ט = טוב</text:span>: הנער מבין שהטוב האמיתי הוא לא העושר החומרי, לפעמים עדיף דווקא להיות עני על-מנת להתמקד בעולם הרוח.</text:p>
        </text:list-item>
        <text:list-item>
          <text:p text:style-name="P16"><text:span text:style-name="T4">י = יהיה מה שעוד לא היה</text:span>: הנער עושה סיכום של כל עברו, החל מיום הולדתו ועד שהגיע למצבו הנוכחי; הוא מודה לה' על ההתקדמות, ומבקש שבעתיד יהיה עוד יותר טוב.</text:p>
        </text:list-item>
        <text:list-item>
          <text:p text:style-name="P16"><text:span text:style-name="T4">כ = כולל הכל</text:span>: הנער ניצב בפני סכנות רבות, ומביע את נכונותו ללכת אחרי ה' עד כלות חייו.</text:p>
        </text:list-item>
        <text:list-item>
          <text:p text:style-name="P16"><text:span text:style-name="T4">ל = לעולם, לנצח</text:span>: הנער שואב כוח מהתחושה שהוא מתחבר אל ה' הקיים לנצח, לכן הוא מוכן למסור לו את חייו.</text:p>
        </text:list-item>
        <text:list-item>
          <text:p text:style-name="P16"><text:span text:style-name="T4">מ = מתיקות והתלהבות</text:span>: לאחר שהתגבר על הקשיים, הנער מתמלא באהבה לתורה, הממלאת אותו בהתלהבות ושמחה.</text:p>
        </text:list-item>
        <text:list-item>
          <text:p text:style-name="P16"><text:span text:style-name="T4">נ = נתינה</text:span>: הנער מביע נכונות לתת לה' את כל מה שיש לו.</text:p>
        </text:list-item>
        <text:list-item>
          <text:p text:style-name="P16"><text:span text:style-name="T4">ס = סור מרע</text:span>: הנער העדין נפגש ברשעים ונאלץ להילחם בהם על-מנת שיעזבו אותו לנפשו.</text:p>
        </text:list-item>
        <text:list-item>
          <text:p text:style-name="P16"><text:span text:style-name="T4">ע = עשה טוב</text:span>: הנער עובר מלימוד לעשיה, ומתחיל לקיים את המצוות שלמד עד כה.</text:p>
        </text:list-item>
        <text:list-item>
          <text:p text:style-name="P16"><text:span text:style-name="T4">פ = פתח לעולם חדש</text:span>: לאחר שהתחיל לקיים מצוות, הנער מרגיש שנפתח לו שער לעולם מופלא של הבנות והשגות גבוהות יותר.</text:p>
        </text:list-item>
        <text:list-item>
          <text:p text:style-name="P16"><text:span text:style-name="T4">צ =צדק ומשפט</text:span>: הנער "עלה בדרגה", קיבל ביטחון עצמי, והוא יוצא למאבק יזום ברשעים על-מנת לעשות בהם דין צדק.</text:p>
        </text:list-item>
        <text:list-item>
          <text:p text:style-name="P16"><text:span text:style-name="T4">ק = קריאה וקירוב</text:span>: הנער קורא לאחרים שיתקרבו גם הם לה'.</text:p>
        </text:list-item>
        <text:list-item>
          <text:p text:style-name="P16"><text:span text:style-name="T4">ר = ריב</text:span>: המשורר שילם מחיר כבד על יציאתו לפעילות ציבורית: הוא הסתבך במריבות <text:s/>וקנה לעצמו אויבים ורודפים. למרות זאת, הוא לא מתחרט על פעילותו, וממשיך לפעול לקיום מצוות ה'. </text:p>
        </text:list-item>
        <text:list-item>
          <text:p text:style-name="P16"><text:span text:style-name="T4">ש = שמירה על הקיים</text:span>: הנער עייף ממאבקים בעולם העשיה, ומחליט להקדיש זמן ללימוד כדי לחזק את נשמתו. הוא מקנא באנשים העוסקים רק בלימוד, אך בכל זאת מחליט להמשיך לעסוק גם בעשיה.</text:p>
        </text:list-item>
        <text:list-item>
          <text:p text:style-name="P17"><text:span text:style-name="T4">ת = תפילות</text:span>: הנער מסיים את סיפורו בתפילות לה', שיוסיף לעזור לו ולחזק אותו גם בעתיד.</text:p>
        </text:list-item>
      </text:list>
      <text:p text:style-name="P7"/>
      <text:p text:style-name="P7"><text:span text:style-name="T21">פרק קיט מתאר מסלול מסויים של נער מסויים בעולם התורה, מ-א ועד ת. אולם, לכל אדם יש מסלול אחר בעולם; כל אדם עובר את החיים בדרך אחרת. הפסוקים המתחילים באותיות של שם הנפטר מסמלים את המסלול המיוחד שאותו אדם עבר בחייו.</text:span> </text:p>
      <text:h text:style-name="P24" text:outline-level="2">אל מלא רחמים</text:h>
      <text:p text:style-name="P8">אֵל מָלֵא רַחֲמִים, שׁוֹכֵן בַּמְּרוֹמִים, </text:p>
      <text:p text:style-name="P8">הַמְצֵא מְנוּחָה נְכוֹנָה, עַל כַּנְפֵי הַשְּׁכִינָה, </text:p>
      <text:p text:style-name="P8">בְּמַעֲלוֹת קְדוֹשִׁים וּטְהוֹרִים,</text:p>
      <text:p text:style-name="P8">כְּזוֹהַר הָרָקִיעַ מַזְהִירִים, </text:p>
      <text:p text:style-name="P8">אֶת נִשְׁמַת _________ שֶׁהָלַךְ לְעוֹלָמוֹ,</text:p>
      <text:p text:style-name="P8">בַּעֲבוּר שֶׁנָדְבוּ צְדָקָה</text:p>
      <text:p text:style-name="P8">בְּעַד הַזְכָּרַת נִשְׁמָתוֹ, </text:p>
      <text:p text:style-name="P8">לָכֵן בַּעַל הָרַחֲמִים</text:p>
      <text:p text:style-name="P8"><text:s/>יַסְתִּירֵהוּ בְּסֵתֶר כְּנָפָיו לְעוֹלָמִים, </text:p>
      <text:p text:style-name="P8">וְיִצְרֹר בִּצְרוֹר הַחַיִּים אֶת נִשְׁמָתוֹ. </text:p>
      <text:p text:style-name="P8">ה' הוּא נַחֲלָתוֹ, </text:p>
      <text:p text:style-name="P23">וְיָנוּחַ בְּשָׁלוֹם עַל מִשְׁכָּבוֹ,<text:line-break/>וְנֹאמַר אָמֵן.</text:p>
      <text:p text:style-name="P23"/>
      <text:h text:style-name="Heading_20_2" text:outline-level="2">קדיש יתום</text:h>
      <text:p text:style-name="P6">יִתְגַּדַּל וְיִתְקַדַּשׁ שְׁמֵהּ רַבָּא. /ועונים: אמן/</text:p>
      <text:p text:style-name="P3">בְּעָלְמָא דִי בְרָא כִרְעוּתֵהּ,</text:p>
      <text:p text:style-name="P3">וְיַמְלִיךְ מַלְכוּתֵהּ וְיַצְמַח פּוּרְקָנֵהּ וִיקָרֵב <text:s/>מְשִׁיחֵהּ. /ועונים: אמן/</text:p>
      <text:p text:style-name="P3">בְּחַיֵיכוֹן וּבְיוֹמֵיכוֹן וּבְחַיֵי דְּכָל בֵּית יִשְׂרָאֵל, בַּעֲגַלָא וּבִזְמַן קָרִיב וְאִמְרוּ אָמֵן:<text:line-break/>הקהל עונה אמן ומצטרף למשפט הבא:<text:line-break/>יְהֵא שְׁמֵהּ רַבָּא מְבָרַךְ לְעָלַם וּלְעָלְמֵי עָלְמַיָא:<text:line-break/>יִתְבָּרַךְ <text:s/>וְיִשְׁתַּבַּח וְיִתְפָּאַר וְיִתְרוֹמַם וְיִתְנַשֵּׂא וְיִתְהַדָּר וְיִתְעַלֶּה וְיִתְהַלָּל, שְׁמֵהּ דְּקוּדְשָׁא בְּרִיךְ הוּא / ועונים: בְּרִיךְ הוּא /<text:line-break/>לְעֵילָא (בעשרת ימי תשובה: וּלְעֵילָא מִכָּל) מִן כָּל בִּרְכָתָא וְשִׁירָתָא, תֻּשְׁבְּחָתָא וְנֶחָמָתָא, דַאֲמִירָן בְּעָלְמָא. וְאִמְרוּ אַמֵן:</text:p>
      <text:p text:style-name="P3">יְהֵא שְׁלָמָא רַבָּא מִן שְׁמַיָּא וְחַיִּים עָלֵינוּ וְעַל כָּל יִשְׂרָאֵל, וְאִמְרוּ אָמֵן:</text:p>
      <text:p text:style-name="P3">עוֹשֶׂה שָׁלוֹם (בעשרת ימי תשובה: הַשָּׁלוֹם) בִּמְרוֹמָיו הוּא יַעֲשֶׂה שָׁלוֹם עָלֵינוּ וְעַל כָּל יִשְׂרָאֵל, וְאִמְרוּ אָמֵן.</text:p>
      <text:p text:style-name="P3"/>
      <text:p text:style-name="P1"/>
      <text:p text:style-name="P12"/>
      <text:p text:style-name="P2"/>
      <text:p text:style-name="P19">מדוע אומרים קדיש על אדם שנפטר?</text:p>
      <text:h text:style-name="P10" text:outline-level="1">קדיש לחללי ארץ ישראל / ש"י עגנון</text:h>
      <text:p text:style-name="P9"><text:span text:style-name="T3">מלך בשר ודם שיוצא למלחמה על אויביו </text:span><text:span text:style-name="T2">- </text:span><text:span text:style-name="T3">מוציא חיילותיו להרוג וליהרג</text:span><text:span text:style-name="T2">. </text:span><text:span text:style-name="T3">ספק אוהב את חיילותיו ספק אינו אוהב את חיילותיו</text:span><text:span text:style-name="T2">, </text:span><text:span text:style-name="T3">ספק הם חשובים בעיניו ספק אינם חשובים בעיניו</text:span><text:span text:style-name="T2">, <text:s/></text:span></text:p>
      <text:p text:style-name="P9"><text:span text:style-name="T3">ואפילו חשובים בעיניו חשובים בעיניו כמתים</text:span><text:span text:style-name="T2">, </text:span><text:span text:style-name="T3">שכל היוצא למלחמה מלאך המות כרוך בעקבותיו ומתלווה לו להרגו</text:span><text:span text:style-name="T2">. <text:line-break/></text:span><text:span text:style-name="T3">פגע בו חץ או סייף או חרב או שאר מיני משחית ונהרג מעמידין אחר במקומו</text:span><text:span text:style-name="T2">, </text:span><text:span text:style-name="T3">ואין המלך מרגיש בחסרונו</text:span><text:span text:style-name="T2">, </text:span><text:span text:style-name="T3">שאומות העולם מרובים וגייסות שלהם מרובים</text:span><text:span text:style-name="T2">. </text:span><text:span text:style-name="T3">נהרג אחד מהם יש לו למלך הרבה כנגדו</text:span><text:span text:style-name="T2">. <text:line-break/><text:line-break/></text:span><text:span text:style-name="T3">אבל מלכנו מלך מלכי המלכים הקדוש ברוך הוא מלך חפץ בחיים</text:span><text:span text:style-name="T2">, <text:line-break/></text:span><text:span text:style-name="T3">אוהב שלום ורודף שלום ואוהב את ישראל עמו ובחר בנו מכל העמים</text:span><text:span text:style-name="T2">, </text:span><text:span text:style-name="T3">לא מפני שאנו מרובים חשק ה</text:span><text:span text:style-name="T2">' </text:span><text:span text:style-name="T3">בנו כי אנו המעט מכל העמים</text:span><text:span text:style-name="T2">. <text:line-break/></text:span><text:span text:style-name="T3">ומתוך אהבתו שאוהב אותנו ואנו מעטים, כל אחד ואחד מעמנו חשוב לפניו כליגיון שלם</text:span><text:span text:style-name="T2">. </text:span><text:span text:style-name="T3">לפי שאין לו הרבה להעמיד במקומנו</text:span><text:span text:style-name="T2">. </text:span><text:span text:style-name="T3">נפקד חס ושלום אחד מישראל באה פחת בלגיונותיו של המלך ובאה תשות כח כביכול במלכותו יתברך</text:span><text:span text:style-name="T2">, </text:span><text:span text:style-name="T3">שהרי מלכותו חסרה לגיון אחד מלגיונותיו ונתמעטה חס ושלום גדולתו יתברך</text:span><text:span text:style-name="T2">. <text:line-break/><text:line-break/></text:span><text:span text:style-name="T3">לפיכך אנחנו מתפללין ואומרים אחר כל מת מישראל יתגדל ויתקדש שמיה רבא</text:span><text:span text:style-name="T2">, <text:line-break/></text:span><text:span text:style-name="T3">יגדל כח השם ולא יביא תשות כח לפניו יתברך ויתקדש בעולמות שברא כרצונו</text:span><text:span text:style-name="T2">, <text:line-break/></text:span><text:span text:style-name="T3">ולא נפחד על עצמנו אלא מהדר גאון קדושתו יתעלה וימליך מלכותיה שתתגלה ותראה מלכותו בשלימות ולא יתמעט ממנה חס ושלום</text:span><text:span text:style-name="T2">, <text:line-break/></text:span><text:span text:style-name="T3">בחייכון וביומייכון ובחיי דכל בית ישראל במהרה ובזמן קרוב</text:span><text:span text:style-name="T2">, </text:span><text:span text:style-name="T3">שאם מלכותו גלויה בעולם</text:span><text:span text:style-name="T2">- </text:span><text:span text:style-name="T3">שלום בעולם וברכה בעולם ושירה בעולם ותשבחות הרבה בעולם ונחמה גדולה בעולם וישראל קדושים אהובים בעולם וגדולתו גדלה והולכת ומתרבה ואינה מתמעטת לעולם</text:span><text:span text:style-name="T2">. <text:line-break/><text:line-break/></text:span><text:span text:style-name="T3">אם כך אנו מתפללים ואומרים אחר כל אדם שמת</text:span><text:span text:style-name="T2">, </text:span><text:span text:style-name="T3">קל וחומר על אחינו ואחיותינו הנאהבים והנעימים בני ציון היקרים הרוגי ארץ ישראל שנשפך דמם על כבוד שמו יתברך ועל עמו ועל ארצו ועל נחלתו</text:span><text:span text:style-name="T2">. </text:span><text:span text:style-name="T3">ולא זו בלבד אלא כל הדר בארץ ישראל הוא מלגיונו של מלך מלכי המלכים הקדוש ברוך הוא שהפקידו המלך שומר בפלטרין שלו</text:span><text:span text:style-name="T2">. </text:span><text:span text:style-name="T3">נהרג אחד מהלגיון שלו אין לו כביכול אחרים להעמיד במקומו</text:span><text:span text:style-name="T2">. <text:line-break/><text:line-break/></text:span><text:span text:style-name="T3">לפיכך אחינו כל בית ישראל</text:span><text:span text:style-name="T2">, </text:span><text:span text:style-name="T3">כל המתאבלים באבל הזה</text:span><text:span text:style-name="T2">, </text:span><text:span text:style-name="T3">נכוון את ליבנו לאבינו שבשמים מלך ישראל וגואלו ונתפלל עלינו ועליו כביכול</text:span><text:span text:style-name="T2">, </text:span><text:span text:style-name="T3">יתגדל ויתקדש שמיה רבה בעלמא די ברא כרעותא וימליך מלכותיה ויצמח פורקניה ויקרב משיחיה</text:span><text:span text:style-name="T2">. </text:span><text:span text:style-name="T3">וכן כל הפרשה כולה</text:span><text:span text:style-name="T2">. </text:span><text:span text:style-name="T3">ונזכה ונחיה ונראה עין בעין</text:span><text:span text:style-name="T2">, </text:span><text:span text:style-name="T3">עושה שלום במרומיו הוא ברחמיו יעשה שלום עלינו ועל כל ישראל אמן</text:span><text:span text:style-name="T2">.</text:span></text:p>
      <text:p text:style-name="P22"/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הדף נדפס לעילוי נשמת <text:span text:style-name="T5">אבי דב שמואל בן אברהם אהרן ושושנה חנה סגל ז”ל.</text:span></text:p>
      <text:p text:style-name="P14">ניתן להוריד את הדף ברשת בכתובת:</text:p>
      <text:p text:style-name="P20">http://tora.us.fm/tnk1/ktuv/thlim/hazkara.html</text:p>
      <text:list xml:id="list1629931856" text:style-name="L2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rl-tb" style:footnote-max-height="0cm">
        <style:columns fo:column-count="2">
          <style:column style:rel-width="5102*" fo:start-indent="0cm" fo:end-indent="0.099cm"/>
          <style:column style:rel-width="5103*" fo:start-indent="0.099cm" fo:end-indent="0cm"/>
        </style:columns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4T03:18:31.14</meta:creation-date>
    <dc:date>2010-05-02T15:02:27</dc:date>
    <meta:editing-duration>PT02H43M09S</meta:editing-duration>
    <meta:editing-cycles>113</meta:editing-cycles>
    <meta:generator>OpenOffice.org/3.2$Unix OpenOffice.org_project/320m12$Build-9483</meta:generator>
    <dc:creator>Erel Segal</dc:creator>
    <meta:document-statistic meta:table-count="0" meta:image-count="0" meta:object-count="0" meta:page-count="3" meta:paragraph-count="55" meta:word-count="1362" meta:character-count="6637"/>
  </office:meta>
</office:document-meta>
</file>